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51ad" officeooo:paragraph-rsid="001251ad"/>
    </style:style>
    <style:style style:name="P2" style:family="paragraph" style:parent-style-name="Standard">
      <style:text-properties officeooo:rsid="001358e3" officeooo:paragraph-rsid="001358e3"/>
    </style:style>
    <style:style style:name="P3" style:family="paragraph" style:parent-style-name="Standard">
      <style:text-properties officeooo:rsid="0015dfaa" officeooo:paragraph-rsid="0015dfaa"/>
    </style:style>
    <style:style style:name="P4" style:family="paragraph" style:parent-style-name="Standard">
      <style:text-properties officeooo:rsid="0015dfaa" officeooo:paragraph-rsid="00248b6f"/>
    </style:style>
    <style:style style:name="P5" style:family="paragraph" style:parent-style-name="Standard">
      <style:text-properties officeooo:rsid="001c6913" officeooo:paragraph-rsid="001c6913"/>
    </style:style>
    <style:style style:name="P6" style:family="paragraph" style:parent-style-name="Standard">
      <style:text-properties officeooo:rsid="001d76c1" officeooo:paragraph-rsid="00229809"/>
    </style:style>
    <style:style style:name="P7" style:family="paragraph" style:parent-style-name="Standard">
      <style:text-properties officeooo:rsid="00237e5e" officeooo:paragraph-rsid="00237e5e"/>
    </style:style>
    <style:style style:name="P8" style:family="paragraph" style:parent-style-name="Standard">
      <style:text-properties fo:font-size="24pt" officeooo:rsid="0015dfaa" officeooo:paragraph-rsid="00248b6f" style:font-size-asian="24pt" style:font-size-complex="24pt"/>
    </style:style>
    <style:style style:name="P9" style:family="paragraph" style:parent-style-name="Standard">
      <style:text-properties officeooo:rsid="001358e3" officeooo:paragraph-rsid="001c6913"/>
    </style:style>
    <style:style style:name="P10" style:family="paragraph" style:parent-style-name="Standard">
      <style:text-properties officeooo:rsid="0024ec74" officeooo:paragraph-rsid="0024ec74"/>
    </style:style>
    <style:style style:name="P11"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2" style:family="paragraph">
      <loext:graphic-properties draw:fill="solid" draw:fill-color="#cc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5dfaa"/>
    </style:style>
    <style:style style:name="T2" style:family="text">
      <style:text-properties officeooo:rsid="0017991b"/>
    </style:style>
    <style:style style:name="T3" style:family="text">
      <style:text-properties officeooo:rsid="001c6913"/>
    </style:style>
    <style:style style:name="T4" style:family="text">
      <style:text-properties officeooo:rsid="001e71dc"/>
    </style:style>
    <style:style style:name="T5" style:family="text">
      <style:text-properties officeooo:rsid="00248b6f"/>
    </style:style>
    <style:style style:name="T6" style:family="text">
      <style:text-properties officeooo:rsid="00262c2b"/>
    </style:style>
    <style:style style:name="T7" style:family="text">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0000" draw:textarea-horizontal-align="left" draw:textarea-vertical-align="middle" draw:auto-grow-height="false" draw:fit-to-size="false" fo:min-height="8.419cm" fo:min-width="15.776cm" fo:padding-top="0.131cm" fo:padding-bottom="0.131cm" fo:padding-left="0.25cm" fo:padding-right="0.25cm" fo:wrap-option="wrap" draw:shadow="hidden" draw:shadow-offset-x="0.305cm" draw:shadow-offset-y="0.305cm" draw:shadow-color="#808080" draw:shadow-opacity="100%"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custom-shape text:anchor-type="paragraph" draw:z-index="0" draw:style-name="gr1" draw:text-style-name="P12" svg:width="16.276cm" svg:height="8.679cm" svg:x="0.66cm" svg:y="0.293cm"><text:p text:style-name="P11"><text:span text:style-name="T7">Mechanisch Erfgoed Centrum</text:span></text:p><draw:enhanced-geometry svg:viewBox="0 0 21600 21600" draw:extrusion="false"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8">Apple<text:span text:style-name="T2"> </text:span>IIe</text:p>
      <text:p text:style-name="P4">(ook wel geschreven als <text:span text:style-name="T5">Apple ][</text:span>)</text:p>
      <text:p text:style-name="P1">Jaar: 198<text:span text:style-name="T1">3</text:span></text:p>
      <text:p text:style-name="P6">Besturingssysteem: Applesoft BASIC <text:span text:style-name="T4">op ROM, Apple DOS en later ProDOS meegeleverd</text:span></text:p>
      <text:p text:style-name="P1"/>
      <text:p text:style-name="P1">Processor: MOS Technology <text:span text:style-name="T1">6502</text:span></text:p>
      <text:p text:style-name="P1">Aantal kernen: 1</text:p>
      <text:p text:style-name="P1">Kloksnelheid processor: <text:span text:style-name="T1">1,023</text:span> MHz</text:p>
      <text:p text:style-name="P7">Aantal bits: 8</text:p>
      <text:p text:style-name="P1"/>
      <text:p text:style-name="P2">Resolutie: <text:span text:style-name="T2">560 x 192 pixels of 80 x 24</text:span> tekens</text:p>
      <text:p text:style-name="P2">Aantal kleuren: 16</text:p>
      <text:p text:style-name="P2"/>
      <text:p text:style-name="P2">Hoeveelheid RAM-geheugen: 64 kB</text:p>
      <text:p text:style-name="P2">Hoeveelheid ROM-geheugen: <text:span text:style-name="T2">16</text:span> kB</text:p>
      <text:p text:style-name="P5">Interne overschrijfbare opslag: Geen</text:p>
      <text:p text:style-name="P9"><text:span text:style-name="T3">Externe media</text:span>: <text:span text:style-name="T3">C</text:span>assettes en 5,25 inch floppy’s</text:p>
      <text:p text:style-name="P9"/>
      <text:p text:style-name="P10">De Apple IIe was een upgrade van de Apple II. Eén van de grootste verbeteringen was <text:span text:style-name="T6">een stuk minder chips: de Apple II had er 120, de Apple IIe maar 31</text:span>. <text:span text:style-name="T6">Dit maakte de Apple IIe een stuk goedkoper. Het had standaard 40 regels aan tekst, maar als je er een RAM-kaart in drukt, dan kan je 80 regels krijgen. Bij Apple hadden ze er heel goed op gelet dat alle programma’s voor de Apple II ook zouden werken met de Apple IIe. Op een gegeven moment kwam men erachter dat de resolutie kon worden verhoogd. Apple upgradede dit moederbord gratis voor alle eigenaren van de Apple IIe. Later kwam er ook een “facelift” met een iets donkerdere behuizing en een nieuw toetsenbo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6:42:01.416000000</meta:creation-date>
    <dc:date>2017-02-20T20:50:20.804000000</dc:date>
    <meta:editing-duration>PT30M34S</meta:editing-duration>
    <meta:editing-cycles>20</meta:editing-cycles>
    <meta:generator>LibreOffice/5.2.5.1$Windows_x86 LibreOffice_project/0312e1a284a7d50ca85a365c316c7abbf20a4d22</meta:generator>
    <meta:document-statistic meta:table-count="0" meta:image-count="0" meta:object-count="0" meta:page-count="1" meta:paragraph-count="15" meta:word-count="190" meta:character-count="1099" meta:non-whitespace-character-count="924"/>
  </office:meta>
</office:document-meta>
</file>